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9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3">
      <style:table-cell-properties fo:border-bottom="0.74pt solid #00009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5"/>
        <table:table-column table:style-name="co3" table:default-cell-style-name="ce7"/>
        <table:table-column table:style-name="co2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ombre</text:p>
          </table:table-cell>
          <table:table-cell table:style-name="ce4" office:value-type="string" calcext:value-type="string">
            <text:p>Saldo de rentas</text:p>
          </table:table-cell>
          <table:table-cell table:style-name="Default" office:value-type="string" calcext:value-type="string">
            <text:p>Población</text:p>
          </table:table-cell>
          <table:table-cell office:value-type="string" calcext:value-type="string">
            <text:p>Índice de Riquez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entro</text:p>
          </table:table-cell>
          <table:table-cell office:value-type="float" office:value="4484236.19001653" calcext:value-type="float">
            <text:p>4.484.236</text:p>
          </table:table-cell>
          <table:table-cell office:value-type="float" office:value="140473" calcext:value-type="float">
            <text:p>140473</text:p>
          </table:table-cell>
          <table:table-cell table:formula="of:=[.C2]/[.D2]" office:value-type="float" office:value="31.922406370025" calcext:value-type="float">
            <text:p>31,9224063700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ganzuela</text:p>
          </table:table-cell>
          <table:table-cell office:value-type="float" office:value="4886555.89165765" calcext:value-type="float">
            <text:p>4.886.556</text:p>
          </table:table-cell>
          <table:table-cell office:value-type="float" office:value="151965" calcext:value-type="float">
            <text:p>151965</text:p>
          </table:table-cell>
          <table:table-cell table:formula="of:=[.C3]/[.D3]" office:value-type="float" office:value="32.1557983197292" calcext:value-type="float">
            <text:p>32,155798319729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tiro</text:p>
          </table:table-cell>
          <table:table-cell office:value-type="float" office:value="4428007.42440596" calcext:value-type="float">
            <text:p>4.428.007</text:p>
          </table:table-cell>
          <table:table-cell office:value-type="float" office:value="120406" calcext:value-type="float">
            <text:p>120406</text:p>
          </table:table-cell>
          <table:table-cell table:formula="of:=[.C4]/[.D4]" office:value-type="float" office:value="36.7756376294036" calcext:value-type="float">
            <text:p>36,775637629403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alamanca</text:p>
          </table:table-cell>
          <table:table-cell office:value-type="float" office:value="5916436.53929529" calcext:value-type="float">
            <text:p>5.916.437</text:p>
          </table:table-cell>
          <table:table-cell office:value-type="float" office:value="147854" calcext:value-type="float">
            <text:p>147854</text:p>
          </table:table-cell>
          <table:table-cell table:formula="of:=[.C5]/[.D5]" office:value-type="float" office:value="40.0153972114064" calcext:value-type="float">
            <text:p>40,01539721140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amartín</text:p>
          </table:table-cell>
          <table:table-cell office:value-type="float" office:value="5993577.10861412" calcext:value-type="float">
            <text:p>5.993.577</text:p>
          </table:table-cell>
          <table:table-cell office:value-type="float" office:value="147551" calcext:value-type="float">
            <text:p>147551</text:p>
          </table:table-cell>
          <table:table-cell table:formula="of:=[.C6]/[.D6]" office:value-type="float" office:value="40.6203760639652" calcext:value-type="float">
            <text:p>40,620376063965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etuán</text:p>
          </table:table-cell>
          <table:table-cell office:value-type="float" office:value="4314914.56566494" calcext:value-type="float">
            <text:p>4.314.915</text:p>
          </table:table-cell>
          <table:table-cell office:value-type="float" office:value="161313" calcext:value-type="float">
            <text:p>161313</text:p>
          </table:table-cell>
          <table:table-cell table:formula="of:=[.C7]/[.D7]" office:value-type="float" office:value="26.7487094385756" calcext:value-type="float">
            <text:p>26,748709438575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amberí</text:p>
          </table:table-cell>
          <table:table-cell office:value-type="float" office:value="5289691.74083558" calcext:value-type="float">
            <text:p>5.289.692</text:p>
          </table:table-cell>
          <table:table-cell office:value-type="float" office:value="140866" calcext:value-type="float">
            <text:p>140866</text:p>
          </table:table-cell>
          <table:table-cell table:formula="of:=[.C8]/[.D8]" office:value-type="float" office:value="37.5512312469693" calcext:value-type="float">
            <text:p>37,551231246969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uencarral-El Pardo</text:p>
          </table:table-cell>
          <table:table-cell office:value-type="float" office:value="7216938.32546059" calcext:value-type="float">
            <text:p>7.216.938</text:p>
          </table:table-cell>
          <table:table-cell office:value-type="float" office:value="249973" calcext:value-type="float">
            <text:p>249973</text:p>
          </table:table-cell>
          <table:table-cell table:formula="of:=[.C9]/[.D9]" office:value-type="float" office:value="28.8708713559488" calcext:value-type="float">
            <text:p>28,870871355948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ncloa-Aravaca</text:p>
          </table:table-cell>
          <table:table-cell office:value-type="float" office:value="4579103.16659602" calcext:value-type="float">
            <text:p>4.579.103</text:p>
          </table:table-cell>
          <table:table-cell office:value-type="float" office:value="121683" calcext:value-type="float">
            <text:p>121683</text:p>
          </table:table-cell>
          <table:table-cell table:formula="of:=[.C10]/[.D10]" office:value-type="float" office:value="37.6314124947282" calcext:value-type="float">
            <text:p>37,631412494728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tina</text:p>
          </table:table-cell>
          <table:table-cell office:value-type="float" office:value="4921108.55205361" calcext:value-type="float">
            <text:p>4.921.109</text:p>
          </table:table-cell>
          <table:table-cell office:value-type="float" office:value="242139" calcext:value-type="float">
            <text:p>242139</text:p>
          </table:table-cell>
          <table:table-cell table:formula="of:=[.C11]/[.D11]" office:value-type="float" office:value="20.3234858988168" calcext:value-type="float">
            <text:p>20,323485898816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arabanchel</text:p>
          </table:table-cell>
          <table:table-cell office:value-type="float" office:value="4849435.58578748" calcext:value-type="float">
            <text:p>4.849.436</text:p>
          </table:table-cell>
          <table:table-cell office:value-type="float" office:value="260196" calcext:value-type="float">
            <text:p>260196</text:p>
          </table:table-cell>
          <table:table-cell table:formula="of:=[.C12]/[.D12]" office:value-type="float" office:value="18.6376254277063" calcext:value-type="float">
            <text:p>18,637625427706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sera</text:p>
          </table:table-cell>
          <table:table-cell office:value-type="float" office:value="2502717.15047925" calcext:value-type="float">
            <text:p>2.502.717</text:p>
          </table:table-cell>
          <table:table-cell office:value-type="float" office:value="142894" calcext:value-type="float">
            <text:p>142894</text:p>
          </table:table-cell>
          <table:table-cell table:formula="of:=[.C13]/[.D13]" office:value-type="float" office:value="17.5145013120163" calcext:value-type="float">
            <text:p>17,514501312016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uente de Vallecas</text:p>
          </table:table-cell>
          <table:table-cell office:value-type="float" office:value="4042171.42794835" calcext:value-type="float">
            <text:p>4.042.171</text:p>
          </table:table-cell>
          <table:table-cell office:value-type="float" office:value="240867" calcext:value-type="float">
            <text:p>240867</text:p>
          </table:table-cell>
          <table:table-cell table:formula="of:=[.C14]/[.D14]" office:value-type="float" office:value="16.7817568531528" calcext:value-type="float">
            <text:p>16,781756853152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ratalaz</text:p>
          </table:table-cell>
          <table:table-cell office:value-type="float" office:value="2188512.86874323" calcext:value-type="float">
            <text:p>2.188.513</text:p>
          </table:table-cell>
          <table:table-cell office:value-type="float" office:value="95614" calcext:value-type="float">
            <text:p>95614</text:p>
          </table:table-cell>
          <table:table-cell table:formula="of:=[.C15]/[.D15]" office:value-type="float" office:value="22.8890420727428" calcext:value-type="float">
            <text:p>22,889042072742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iudad Lineal</text:p>
          </table:table-cell>
          <table:table-cell office:value-type="float" office:value="5564778.05772567" calcext:value-type="float">
            <text:p>5.564.778</text:p>
          </table:table-cell>
          <table:table-cell office:value-type="float" office:value="219867" calcext:value-type="float">
            <text:p>219867</text:p>
          </table:table-cell>
          <table:table-cell table:formula="of:=[.C16]/[.D16]" office:value-type="float" office:value="25.3097466092031" calcext:value-type="float">
            <text:p>25,309746609203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Hortaleza</text:p>
          </table:table-cell>
          <table:table-cell office:value-type="float" office:value="6082843.84314521" calcext:value-type="float">
            <text:p>6.082.844</text:p>
          </table:table-cell>
          <table:table-cell office:value-type="float" office:value="193264" calcext:value-type="float">
            <text:p>193264</text:p>
          </table:table-cell>
          <table:table-cell table:formula="of:=[.C17]/[.D17]" office:value-type="float" office:value="31.4742727209683" calcext:value-type="float">
            <text:p>31,474272720968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illaverde</text:p>
          </table:table-cell>
          <table:table-cell office:value-type="float" office:value="2617583.24895167" calcext:value-type="float">
            <text:p>2.617.583</text:p>
          </table:table-cell>
          <table:table-cell office:value-type="float" office:value="154318" calcext:value-type="float">
            <text:p>154318</text:p>
          </table:table-cell>
          <table:table-cell table:formula="of:=[.C18]/[.D18]" office:value-type="float" office:value="16.9622678427123" calcext:value-type="float">
            <text:p>16,962267842712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illa de Vallecas</text:p>
          </table:table-cell>
          <table:table-cell office:value-type="float" office:value="2581552.27507669" calcext:value-type="float">
            <text:p>2.581.552</text:p>
          </table:table-cell>
          <table:table-cell office:value-type="float" office:value="114512" calcext:value-type="float">
            <text:p>114512</text:p>
          </table:table-cell>
          <table:table-cell table:formula="of:=[.C19]/[.D19]" office:value-type="float" office:value="22.5439453950389" calcext:value-type="float">
            <text:p>22,543945395038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icálvaro</text:p>
          </table:table-cell>
          <table:table-cell office:value-type="float" office:value="1635248.68534468" calcext:value-type="float">
            <text:p>1.635.249</text:p>
          </table:table-cell>
          <table:table-cell office:value-type="float" office:value="74048" calcext:value-type="float">
            <text:p>74048</text:p>
          </table:table-cell>
          <table:table-cell table:formula="of:=[.C20]/[.D20]" office:value-type="float" office:value="22.0836306901561" calcext:value-type="float">
            <text:p>22,083630690156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an Blas</text:p>
          </table:table-cell>
          <table:table-cell office:value-type="float" office:value="3713098.64832985" calcext:value-type="float">
            <text:p>3.713.099</text:p>
          </table:table-cell>
          <table:table-cell office:value-type="float" office:value="161222" calcext:value-type="float">
            <text:p>161222</text:p>
          </table:table-cell>
          <table:table-cell table:formula="of:=[.C21]/[.D21]" office:value-type="float" office:value="23.0309675374939" calcext:value-type="float">
            <text:p>23,030967537493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Barajas</text:p>
          </table:table-cell>
          <table:table-cell table:style-name="ce6" office:value-type="float" office:value="1612045.4861548" calcext:value-type="float">
            <text:p>1.612.045</text:p>
          </table:table-cell>
          <table:table-cell office:value-type="float" office:value="50010" calcext:value-type="float">
            <text:p>50010</text:p>
          </table:table-cell>
          <table:table-cell table:formula="of:=[.C22]/[.D22]" office:value-type="float" office:value="32.2344628305299" calcext:value-type="float">
            <text:p>32,2344628305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1" loext:min-decimal-places="1" number:min-integer-digits="1" number:grouping="true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currency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percentage-style style:name="N126">
      <number:number number:decimal-places="3" loext:min-decimal-places="3" number:min-integer-digits="1"/>
      <number:text>%</number:text>
    </number:percentage-style>
    <number:date-style style:name="N127">
      <number:month number:textual="true"/>
      <number:text>-</number:text>
      <number:year number:style="long"/>
    </number:date-style>
    <number:percentage-style style:name="N128">
      <number:number number:decimal-places="4" loext:min-decimal-places="4" number:min-integer-digits="1"/>
      <number:text>%</number:text>
    </number:percentage-style>
    <number:percentage-style style:name="N129">
      <number:number number:decimal-places="5" loext:min-decimal-places="5" number:min-integer-digits="1"/>
      <number:text>%</number:text>
    </number:percentage-style>
    <number:number-style style:name="N130">
      <number:number number:decimal-places="3" loext:min-decimal-places="3" number:min-integer-digits="1" number:grouping="true"/>
    </number:number-style>
    <number:number-style style:name="N131">
      <number:number number:decimal-places="4" loext:min-decimal-places="4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7T19:07:59.958476898</meta:creation-date>
    <dc:date>2023-05-18T18:46:38.390161726</dc:date>
    <meta:editing-duration>PT11M50S</meta:editing-duration>
    <meta:editing-cycles>1</meta:editing-cycles>
    <meta:document-statistic meta:table-count="1" meta:cell-count="110" meta:object-count="0"/>
    <meta:generator>LibreOffice/6.4.7.2$Linux_X86_64 LibreOffice_project/40$Build-2</meta:generator>
  </office:meta>
</office:document-meta>
</file>